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1" svg:font-family="Helvetica, Arial"/>
    <style:font-face style:name="Helvetica" svg:font-family="Helvetica, Arial,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loext:graphic-properties draw:fill="solid" draw:fill-color="#fffffe" draw:opacity="100%"/>
      <style:paragraph-properties fo:margin-left="0cm" fo:margin-right="0cm" fo:margin-top="0cm" fo:margin-bottom="0.265cm" loext:contextual-spacing="false" style:line-height-at-least="0.423cm" fo:orphans="2" fo:widows="2" fo:text-indent="0cm" style:auto-text-indent="false" fo:background-color="#fffffe" fo:padding="0cm" fo:border="none"/>
      <style:text-properties fo:font-variant="normal" fo:text-transform="none" fo:color="#000000" style:font-name="Helvetica" fo:font-size="10.5pt" fo:letter-spacing="normal" fo:font-style="normal" fo:font-weight="normal"/>
    </style:style>
    <style:style style:name="P2" style:family="paragraph" style:parent-style-name="Text_20_body">
      <loext:graphic-properties draw:fill="solid" draw:fill-color="#fffffe" draw:opacity="100%"/>
      <style:paragraph-properties fo:margin-left="0cm" fo:margin-right="0cm" fo:margin-top="0cm" fo:margin-bottom="0.265cm" loext:contextual-spacing="false" style:line-height-at-least="0.423cm" fo:orphans="2" fo:widows="2" fo:text-indent="0cm" style:auto-text-indent="false" fo:background-color="#fffffe" fo:padding="0cm" fo:border="none"/>
    </style:style>
    <style:style style:name="P3" style:family="paragraph" style:parent-style-name="Heading_20_1">
      <style:text-properties fo:font-variant="normal" fo:text-transform="none" fo:color="#000000" style:font-name="Helvetica" fo:font-size="13.5pt" fo:letter-spacing="normal" fo:font-style="normal"/>
    </style:style>
    <style:style style:name="P4" style:family="paragraph" style:parent-style-name="Heading_20_3">
      <loext:graphic-properties draw:fill="solid" draw:fill-color="#fffffe" draw:opacity="100%"/>
      <style:paragraph-properties fo:margin-left="0cm" fo:margin-right="0cm" fo:margin-top="0.529cm" fo:margin-bottom="0.238cm" loext:contextual-spacing="false" fo:orphans="2" fo:widows="2" fo:text-indent="0cm" style:auto-text-indent="false" fo:background-color="#fffffe" fo:padding="0cm" fo:border="none"/>
      <style:text-properties fo:font-variant="normal" fo:text-transform="none" fo:color="#000000" style:font-name="Helvetica" fo:font-size="12pt" fo:letter-spacing="normal" fo:font-style="normal"/>
    </style:style>
    <style:style style:name="P5" style:family="paragraph">
      <style:paragraph-properties fo:margin-left="0cm" fo:margin-right="0cm" fo:margin-top="0cm" fo:margin-bottom="0.265cm" style:line-height-at-least="0.423cm" fo:text-indent="0cm"/>
      <style:text-properties fo:color="#000000" style:font-name="Helvetica1" fo:font-size="10.5pt" style:font-name-complex="Helvetica1"/>
    </style:style>
    <style:style style:name="P6"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T1" style:family="text">
      <style:text-properties fo:font-variant="normal" fo:text-transform="none" fo:color="#000000" style:font-name="Helvetica" fo:font-size="10.5pt" fo:letter-spacing="normal" fo:font-style="normal" fo:font-weight="normal"/>
    </style:style>
    <style:style style:name="T2"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lv" fo:country="LV"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 style:family="text">
      <style:text-properties fo:font-variant="normal" fo:text-transform="none" fo:color="#ce181e" style:text-outline="false" style:text-line-through-style="none" style:text-line-through-type="none" style:text-position="0% 100%" style:font-name="Liberation Serif" fo:font-size="10pt" fo:letter-spacing="normal" fo:language="lv" fo:country="LV" fo:font-style="normal" fo:text-shadow="none" style:text-underline-style="none" fo:font-weight="bold"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text:a xlink:type="simple" xlink:href="https://rockingsoccer.com/lv/futbols/help/home/category-7/article-31" text:style-name="Internet_20_link" text:visited-style-name="Visited_20_Internet_20_Link">https://rockingsoccer.com/lv/futbols/help/home/category-7/article-31</text:a></text:h>
      <text:h text:style-name="P3" text:outline-level="1">Turnīri: Līga</text:h>
      <text:p text:style-name="P1">Līga ir pati svarīgākā sacensība. Līgas ietvaros ar katru komandu tiksies vismaz divas reizes. Līgās, kurās ir maz komandu - pat 3 vai 4 reizes. Komandu skaits līgā ir atbilstošs reālajā dzīvē esošajai situācijai (Anglijā 20, Vācijā 18, utt..).</text:p>
      <text:h text:style-name="P4" text:outline-level="3">Līmeņi un Apakšgrupas</text:h>
      <text:p text:style-name="P1">Līgas ir sadalītas līmeņos. Zemākajos līmeņos ir vairākas apakšgrupas.</text:p>
      <text:p text:style-name="P1">1. un 2. līmenī ir tikai viena grupa. Pēc tam apakšgrupu skaits dubultojas ar katru līmeni. 3. līmenī - 2 apakšgrupas, 4.līmenī - <office:annotation office:name="__Annotation__6_1483849005"><dc:creator>Nezināms autors</dc:creator><dc:date>2018-11-11T17:46:27.538000000</dc:date><text:p text:style-name="P5"><text:span text:style-name="T2">4 apakšgrupas</text:span></text:p><text:p text:style-name="P5"><text:span text:style-name="T2">4.līgā ir </text:span><text:span text:style-name="T3">4</text:span><text:span text:style-name="T2"> grupas!!!!!</text:span></text:p></office:annotation>3 apakšgrubas<office:annotation-end office:name="__Annotation__6_1483849005"/>, utt..</text:p>
      <text:p text:style-name="P1">Jauni līmeņi tiek automātiski pievienoti, kad aptrūkstas <office:annotation office:name="__Annotation__8_1483849005"><dc:creator>Nezināms autors</dc:creator><dc:date>2018-11-11T17:48:18.785000000</dc:date><text:p text:style-name="P5"><text:span text:style-name="T2">brīvas vietas</text:span></text:p></office:annotation>brīvu vietu<office:annotation-end office:name="__Annotation__8_1483849005"/> konkrētajā līgā.</text:p>
      <text:h text:style-name="P4" text:outline-level="3">Paaugstināšana/Pazemināšana</text:h>
      <text:p text:style-name="P1">Līgas uzvarētājs automātiski tiek paaugstināts par vienu līmeni, bet pēdējās divas vietas - pazeminātas.</text:p>
      <text:p text:style-name="P1">Dažas komandas par iespēju tikt uz augstāku līgu, vai neizkrist no esošās, cīnās īpašos izslēgšanas mačos. Tas, cik daudz šādi mači ir katrā līgā nosaka tās līmenis.</text:p>
      <text:p text:style-name="P1">Izslēgšanas spēles sastāv no vienas mājas spēles un izbraukuma spēles. Pirmajā kārtā <office:annotation office:name="__Annotation__10_1483849005"><dc:creator>Nezināms autors</dc:creator><dc:date>2018-11-11T17:49:40.411000000</dc:date><text:p text:style-name="P5"><text:span text:style-name="T2">sacenšas</text:span></text:p></office:annotation>sacenšās<office:annotation-end office:name="__Annotation__10_1483849005"/> zemāko līgu komandas, uzvarētājs otrajā kārtā stājas pretī augstākās līgas komandai. Tas, kurš uzvar otrajā kārtā tiek augstākā līgā, bet zaudētājs par vienu zemākā.</text:p>
      <text:p text:style-name="P1">Sākot ar 5. sezonu, līgas izslēgšanas <office:annotation office:name="__Annotation__12_1483849005"><dc:creator>Nezināms autors</dc:creator><dc:date>2018-11-11T17:50:52.742000000</dc:date><text:p text:style-name="P5"><text:span text:style-name="T2">mači</text:span></text:p></office:annotation>mačī<office:annotation-end office:name="__Annotation__12_1483849005"/> nedod papildus ienākumus vai popularitāti. Uz tiem nav iespējams tirgot biļetes.</text:p>
      <text:h text:style-name="P4" text:outline-level="3">Pārcelšanās uz citu apakšgrupu</text:h>
      <text:p text:style-name="P1">Komandas, kuras piedalās izslēgšanas spēlēs var tikt pārceltas uz citu apakšgrupu (tajā pašā līmenī). Komanda, kurai neizdevās tikt uz otro līgu no 3.1 apakšgrupas, nākamgad var tikt ielozēta 3.2 grupā.</text:p>
      <text:p text:style-name="P1">Komandas, kuras nekvalificējas izslēgšanas spēlēm paliek tajā pašā grupā arī nākamsezon.</text:p>
      <text:h text:style-name="P4" text:outline-level="3">Ienākumu un popularitātes pieaugums atsevišķās līgās</text:h>
      <text:p text:style-name="P1">Dažādās valstīs ir dažāds komandu skaits līgā. Tas nozīmē, ka arī kopējais spēļu skaits var atšķirties. Lai to kompensētu, ienākumi no spēlēm ir lielāki tajās valstīs, kurās tiek aizvadīts mazāk spēļu. Šis pats princips darbojas ar biļešu pārdošanu un popularitātes pieaugumu.</text:p>
      <text:p text:style-name="P1">Tas nozīmē, ka līgas spēļu ienākumi var būt lielāki par kausa spēlēm. To visu var pārbaudīt sadaļā <office:annotation office:name="__Annotation__14_1483849005"><dc:creator>Nezināms autors</dc:creator><dc:date>2018-11-11T17:52:50.756000000</dc:date><text:p text:style-name="P5"><text:span text:style-name="T2">“</text:span><text:span text:style-name="T2">Stadions”</text:span></text:p></office:annotation>'Stadions'<office:annotation-end office:name="__Annotation__14_1483849005"/></text:p>
      <text:h text:style-name="P4" text:outline-level="3">Mājinieku priekšrocība</text:h>
      <text:p text:style-name="P1">Līgās, kurās ar katru pretinieku spēlē divreiz, vienu spēli aizvadīsi mājas, otru izbraukumā.</text:p>
      <text:p text:style-name="P1">Līgās, kurās komandas tiekas 3 reizes, <office:annotation office:name="__Annotation__16_1483849005"><dc:creator>Nezināms autors</dc:creator><dc:date>2018-11-11T17:53:28.881000000</dc:date><text:p text:style-name="P5"><text:span text:style-name="T2">trešajā </text:span></text:p></office:annotation>trešājā <office:annotation-end office:name="__Annotation__16_1483849005"/>spēlē nevienai komandai netiek piemērotas mājas laukuma priekšrocības. Komanda, kuras stadionā notiks <office:annotation office:name="__Annotation__18_1483849005"><dc:creator>Nezināms autors</dc:creator><dc:date>2018-11-11T17:54:06.286000000</dc:date><text:p text:style-name="P6"><text:span text:style-name="T2">komats</text:span></text:p></office:annotation>spēle gūs<office:annotation-end office:name="__Annotation__18_1483849005"/> ienākumus, bet nekādu citu priekšrocību nebūs.</text:p>
      <text:p text:style-name="P1">Līgās, kurās ar katru pretinieku spēlē <office:annotation office:name="__Annotation__20_1483849005"><dc:creator>Nezināms autors</dc:creator><dc:date>2018-11-11T17:54:34.155000000</dc:date><text:p text:style-name="P5"><text:span text:style-name="T2">četrreiz</text:span></text:p></office:annotation>četreiz<office:annotation-end office:name="__Annotation__20_1483849005"/>, divas spēles aizvadīsi <office:annotation office:name="__Annotation__22_1483849005"><dc:creator>Nezināms autors</dc:creator><dc:date>2018-11-11T17:55:02.001000000</dc:date><text:p text:style-name="P5"><text:span text:style-name="T2">mājās</text:span></text:p></office:annotation>mājas<office:annotation-end office:name="__Annotation__22_1483849005"/>, divas izbraukumā.</text:p>
      <text:h text:style-name="P4" text:outline-level="3"><text:soft-page-break/>Spēlētāju pieredze</text:h>
      <text:p text:style-name="P2"><text:span text:style-name="T1">Katrs spēlētājs var gūt 500 pieredzes punktus pirmajās 20 līgas spēles, kuras tas aizvad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1" svg:font-family="Helvetica, Arial"/>
    <style:font-face style:name="Helvetica" svg:font-family="Helvetica, Arial,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lv" fo:country="LV"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lv" fo:country="LV"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1T17:34:14.471000000</meta:creation-date>
    <dc:date>2018-11-11T17:56:38.040000000</dc:date>
    <meta:editing-duration>PT42S</meta:editing-duration>
    <meta:editing-cycles>2</meta:editing-cycles>
    <meta:generator>LibreOffice/6.0.2.1$Windows_X86_64 LibreOffice_project/f7f06a8f319e4b62f9bc5095aa112a65d2f3ac89</meta:generator>
    <meta:document-statistic meta:table-count="0" meta:image-count="0" meta:object-count="0" meta:page-count="2" meta:paragraph-count="24" meta:word-count="369" meta:character-count="2609" meta:non-whitespace-character-count="2264"/>
  </office:meta>
</office:document-meta>
</file>